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tyle="normal" fo:font-weight="normal"/>
    </style:style>
    <style:style style:name="P2" style:family="paragraph" style:parent-style-name="Preformatted_20_Text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style:font-name="Times New Roman" fo:font-size="12pt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fo:font-variant="normal" fo:text-transform="none" fo:color="#000000" style:font-name="Times New Roman" fo:font-size="12pt" fo:font-style="italic" fo:font-weight="normal" style:font-size-asian="12pt" style:font-style-asian="italic" style:font-size-complex="12pt" style:font-style-complex="italic"/>
    </style:style>
    <style:style style:name="P5" style:family="paragraph" style:parent-style-name="Preformatted_20_Text" style:list-style-name="L1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6" style:family="paragraph" style:parent-style-name="Preformatted_20_Text" style:list-style-name="L2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7" style:family="paragraph" style:parent-style-name="Preformatted_20_Text"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T1" style:family="text">
      <style:text-properties officeooo:rsid="001d028a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unction stepinfo(sys)</text:p>
      <text:p text:style-name="P2">This function computes sytem characteristics when step input is given to the system. </text:p>
      <text:p text:style-name="P2">stepinfo(Y,T,YFINAL) computes the following parameters assuming zero initial conditions and no input offset.</text:p>
      <text:list xml:id="list679767797318239076" text:style-name="L1">
        <text:list-item>
          <text:p text:style-name="P5"><text:s text:c="2"/>RiseTime: rise time of the system</text:p>
        </text:list-item>
        <text:list-item>
          <text:p text:style-name="P5"><text:s text:c="2"/>SettlingTime: settling time</text:p>
        </text:list-item>
        <text:list-item>
          <text:p text:style-name="P5"><text:s text:c="2"/>SettlingMin: min value of Y once the response has risen</text:p>
        </text:list-item>
        <text:list-item>
          <text:p text:style-name="P5"><text:s text:c="2"/>SettlingMax: max value of Y once the response has risen</text:p>
        </text:list-item>
        <text:list-item>
          <text:p text:style-name="P5"><text:s text:c="2"/>Overshoot: percentage overshoot (relative to YFINAL)</text:p>
        </text:list-item>
        <text:list-item>
          <text:p text:style-name="P5"><text:s text:c="2"/>Undershoot: percentage undershoot</text:p>
        </text:list-item>
        <text:list-item>
          <text:p text:style-name="P5"><text:s text:c="2"/>Peak: peak absolute value of Y</text:p>
        </text:list-item>
        <text:list-item>
          <text:p text:style-name="P5"><text:s text:c="2"/>PeakTime: time at which peak absolute value is reached.</text:p>
        </text:list-item>
      </text:list>
      <text:p text:style-name="P2"/>
      <text:p text:style-name="P2">stepinfo(Y,T,YFINAL)</text:p>
      <text:p text:style-name="P2">For SISO systems Y and T are vectors of same length NS. </text:p>
      <text:p text:style-name="P2">For MIMO systems with NU inputs, NY outputs, Y should be </text:p>
      <text:p text:style-name="P2">specified as an array of size NS-by-NY-by-NU. </text:p>
      <text:p text:style-name="P2">Similarly, YFINAL should be specified as a NY-by-NU array. </text:p>
      <text:p text:style-name="P2">Then the function returns an output array of each quantity </text:p>
      <text:p text:style-name="P2">of size NY-by-NU.</text:p>
      <text:p text:style-name="P2"/>
      <text:p text:style-name="P2">stepinfo(Y,T) uses the last sampled value of Y as the YFINAL</text:p>
      <text:p text:style-name="P2">stepinfo(Y) assumes T = 1:NS.</text:p>
      <text:p text:style-name="P2"/>
      <text:p text:style-name="P2">stepinfo(sys) calculates the time response characteristics of </text:p>
      <text:p text:style-name="P2">dynamic system sys. The Rise Time, Settling Time etc. are all </text:p>
      <text:p text:style-name="P2">calculated in Time Units of the system.</text:p>
      <text:p text:style-name="P2"/>
      <text:p text:style-name="P2"/>
      <text:p text:style-name="P2">The default value of RiseTimeLims = [0.1 0.9] <text:s/>ie. from 10% to 90% of the final value.</text:p>
      <text:p text:style-name="P2">The user may change the limits by setting RiseTimeLims to the desired values.</text:p>
      <text:p text:style-name="P4">Example :</text:p>
      <text:p text:style-name="P2">If the desired value of rise time is from 5% to 95% of the final value, then the command looks like </text:p>
      <text:p text:style-name="P2">stepinfo(y,t,yfinal,'RiseTimeLims'[0.05 0.95])</text:p>
      <text:p text:style-name="P2"/>
      <text:p text:style-name="P3">Settling time with default 2% limits</text:p>
      <text:p text:style-name="P2">The user may change this by setting SettlingTimeThreshold to the desired value.</text:p>
      <text:p text:style-name="P4">Example :</text:p>
      <text:p text:style-name="P2">If the desired value of settling time threshold is 5% of the final value, then the c<text:span text:style-name="T1">o</text:span>mmand looks like </text:p>
      <text:p text:style-name="P2">stepinfo(sys,'SettlingTimeThreshold',0.05) <text:s/></text:p>
      <text:p text:style-name="P2"/>
      <text:p text:style-name="P2">The function is also capable of giving Rise time high and rise time low. These values are not printed by default but they can be assigned to a variable. </text:p>
      <text:p text:style-name="P2">RiseTimeHigh, RiseTimeLow can be extracted using the function in the following way</text:p>
      <text:p text:style-name="P4">Example :</text:p>
      <text:p text:style-name="P2">[x1 x2 x3 x4 x5 x6 x7 x8 x9 x10] = stepinfo(Y,T,YFINAL)</text:p>
      <text:p text:style-name="P2">Then the variables x9 and x10 will give the values of RiseTimeHigh and RiseTimeLow respectively.</text:p>
      <text:p text:style-name="P2"/>
      <text:p text:style-name="P4"/>
      <text:p text:style-name="P4"><text:soft-page-break/>Example:</text:p>
      <text:p text:style-name="P2"><text:s/>s = %s ;</text:p>
      <text:p text:style-name="P2"><text:s/>sys = syslin('c',(s+6)/(s^2+6*s+4)) ;</text:p>
      <text:p text:style-name="P2"><text:s/>stepinfo(sys) ;</text:p>
      <text:p text:style-name="P2"/>
      <text:p text:style-name="P2"/>
      <text:p text:style-name="P2"><text:s/><text:span text:style-name="T2">References :</text:span></text:p>
      <text:list xml:id="list6055183064292489178" text:style-name="L2">
        <text:list-item>
          <text:p text:style-name="P6"><text:s/>http://www.scilab.org/resources/documentation ; </text:p>
        </text:list-item>
        <text:list-item>
          <text:p text:style-name="P6"><text:s/>http://spoken-tutorial.org/</text:p>
        </text:list-item>
        <text:list-item>
          <text:p text:style-name="P6"><text:s/>http://in.mathworks.com/help/control/ ; </text:p>
        </text:list-item>
        <text:list-item>
          <text:p text:style-name="P6"><text:s/>http://in.mathworks.com/help/control/ref/stepinfo.html ;</text:p>
        </text:list-item>
        <text:list-item>
          <text:p text:style-name="P6"><text:s/>https://en.wikipedia.org/wiki/Control_systems;</text:p>
        </text:list-item>
      </text:list>
      <text:p text:style-name="P2"><text:s/></text:p>
      <text:p text:style-name="P2"/>
      <text:p text:style-name="P2"><text:s/>Author(s):</text:p>
      <text:p text:style-name="P2"><text:s/>Sanchit Gup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0:13:21.758000000</meta:creation-date>
    <meta:generator>LibreOffice/5.1.3.2$Windows_x86 LibreOffice_project/644e4637d1d8544fd9f56425bd6cec110e49301b</meta:generator>
    <dc:date>2016-06-13T10:32:43.703000000</dc:date>
    <meta:editing-duration>PT11M37S</meta:editing-duration>
    <meta:editing-cycles>6</meta:editing-cycles>
    <meta:document-statistic meta:table-count="0" meta:image-count="0" meta:object-count="0" meta:page-count="2" meta:paragraph-count="51" meta:word-count="377" meta:character-count="2465" meta:non-whitespace-character-count="2107"/>
  </office:meta>
</office:document-meta>
</file>